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T1" style:family="text">
      <style:text-properties officeooo:rsid="000ae52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 Dokümantasyonu</text:h>
      <text:h text:style-name="Heading_20_2" text:outline-level="2">🔐 Secure OCPP-to-CAN Bridge</text:h>
      <text:p text:style-name="Text_20_body"><text:span text:style-name="Strong_20_Emphasis">Blockchain-Secured Automotive Gateway with ML-Powered Intrusion Detection</text:span></text:p>
      <text:p text:style-name="Horizontal_20_Line"/>
      <text:h text:style-name="Heading_20_2" text:outline-level="2">1. TANIMLAMA</text:h>
      <text:p text:style-name="Text_20_body"><text:span text:style-name="Strong_20_Emphasis">Proje Adı:</text:span> Secure OCPP-to-CAN Bridge<text:line-break/><text:span text:style-name="Strong_20_Emphasis">Proje Lideri:</text:span> Sudem Cücemen<text:line-break/><text:span text:style-name="Strong_20_Emphasis">Ekip Üyeleri:</text:span></text:p>
      <text:list text:style-name="L1">
        <text:list-item>
          <text:p text:style-name="P1">Sude Demir</text:p>
        </text:list-item>
        <text:list-item>
          <text:p text:style-name="P1">Sudem Cücemen</text:p>
        </text:list-item>
        <text:list-item>
          <text:p text:style-name="P1">Sena Ateş</text:p>
        </text:list-item>
        <text:list-item>
          <text:p text:style-name="P1">Enes Malik</text:p>
        </text:list-item>
        <text:list-item>
          <text:p text:style-name="P1">Uğur Berktaş</text:p>
        </text:list-item>
        <text:list-item>
          <text:p text:style-name="P1">İbrahim Kerem Güven</text:p>
        </text:list-item>
        <text:list-item>
          <text:p text:style-name="P1">Semih Tepe</text:p>
        </text:list-item>
        <text:list-item>
          <text:p text:style-name="P1">Özgün Deniz Sevilmiş</text:p>
        </text:list-item>
        <text:list-item>
          <text:p text:style-name="P1">Şerif Bayram</text:p>
        </text:list-item>
        <text:list-item>
          <text:p text:style-name="P1">Oğuzhan Erdoğan</text:p>
        </text:list-item>
        <text:list-item>
          <text:p text:style-name="P1">Selanur Ayaz</text:p>
        </text:list-item>
      </text:list>
      <text:p text:style-name="Text_20_body"><text:span text:style-name="Strong_20_Emphasis">Proje Türü:</text:span> Akademik Araştırma Projesi - Elektrikli Araç Şarj İstasyonu Güvenliği<text:line-break/><text:span text:style-name="Strong_20_Emphasis">Proje Süresi:</text:span> 2024-2025 Akademik Yılı</text:p>
      <text:p text:style-name="Horizontal_20_Line"/>
      <text:h text:style-name="Heading_20_2" text:outline-level="2">2. ASANSÖR KONUŞMASI</text:h>
      <text:p text:style-name="Text_20_body"><text:span text:style-name="Emphasis">"Elektrikli araç şarj istasyonlarında, OCPP protokolü ile araç içi CAN-Bus arasındaki kritik köprüyü güvenli hale getiriyoruz. Blockchain teknolojisi ile her mesajı değiştirilemez şekilde kaydediyor, makine öğrenmesi destekli hibrit bir saldırı tespit sistemi ile gerçek zamanlı tehditleri yakalıyoruz. Sistem, saldırganların şarj işlemlerini manipüle etmesini, enerji ölçümlerini çalmasını ve araç kontrol sistemlerine yetkisiz erişim sağlamasını engelliyor. Modern otomotiv siber güvenliği için endüstri standardı bir çözüm sunuyoruz."</text:span></text:p>
      <text:p text:style-name="Horizontal_20_Line"/>
      <text:h text:style-name="Heading_20_2" text:outline-level="2"><text:soft-page-break/>3. GENEL BAKIŞ</text:h>
      <text:p text:style-name="Text_20_body"><text:span text:style-name="Strong_20_Emphasis">Proje Amacı:</text:span><text:line-break/>OCPP ve CAN-Bus arasındaki köprüyü güvenli hâle getirmek.<text:line-break/><text:span text:style-name="Strong_20_Emphasis">Katmanlar:</text:span></text:p>
      <text:list text:style-name="L2">
        <text:list-item>
          <text:p text:style-name="P2">Güvenlik Katmanı: Blockchain tabanlı değiştirilemez kayıt</text:p>
        </text:list-item>
        <text:list-item>
          <text:p text:style-name="P2">Tespit Katmanı: Hibrit IDS (Rule-based + ML)</text:p>
        </text:list-item>
        <text:list-item>
          <text:p text:style-name="P2">İzleme Katmanı: Gerçek zamanlı dashboard</text:p>
        </text:list-item>
      </text:list>
      <text:p text:style-name="Text_20_body"><text:span text:style-name="Strong_20_Emphasis">Proje Kapsamı:</text:span></text:p>
      <text:list text:style-name="L3">
        <text:list-item>
          <text:p text:style-name="P3">OCPP-CAN Köprü Sistemi</text:p>
        </text:list-item>
        <text:list-item>
          <text:p text:style-name="P3">Blockchain Güvenliği (SHA-256 + ECDSA)</text:p>
        </text:list-item>
        <text:list-item>
          <text:p text:style-name="P3">Saldırı Tespiti (10 anomali senaryosu)</text:p>
        </text:list-item>
        <text:list-item>
          <text:p text:style-name="P3">ML: Isolation Forest</text:p>
        </text:list-item>
        <text:list-item>
          <text:p text:style-name="P3">Gerçek Zamanlı İzleme: Streamlit dashboard</text:p>
        </text:list-item>
        <text:list-item>
          <text:p text:style-name="P3">Saldırı Simülasyonu: Attack simulator</text:p>
        </text:list-item>
      </text:list>
      <text:p text:style-name="Text_20_body"><text:span text:style-name="Strong_20_Emphasis">Proje Hedefleri:</text:span></text:p>
      <text:list text:style-name="L4">
        <text:list-item>
          <text:p text:style-name="P4">Güvenlik ✅</text:p>
        </text:list-item>
        <text:list-item>
          <text:p text:style-name="P4">Görünürlük ✅</text:p>
        </text:list-item>
        <text:list-item>
          <text:p text:style-name="P4">Tespit ✅</text:p>
        </text:list-item>
        <text:list-item>
          <text:p text:style-name="P4">Eğitim ✅</text:p>
        </text:list-item>
        <text:list-item>
          <text:p text:style-name="P4">Standartlar uyumu ✅</text:p>
        </text:list-item>
      </text:list>
      <text:p text:style-name="Horizontal_20_Line"/>
      <text:h text:style-name="Heading_20_2" text:outline-level="2">4. GEREKSİNİMLER</text:h>
      <text:h text:style-name="Heading_20_3" text:outline-level="3">4.1 Fonksiyonel Gereksinimler</text:h>
      <text:p text:style-name="Text_20_body"><text:span text:style-name="Strong_20_Emphasis">FR1: OCPP-CAN Köprü Fonksiyonu</text:span></text:p>
      <text:list text:style-name="L5">
        <text:list-item>
          <text:p text:style-name="P5">RemoteStartTransaction → CAN ID 0x200</text:p>
        </text:list-item>
        <text:list-item>
          <text:p text:style-name="P5">RemoteStopTransaction → CAN ID 0x201</text:p>
        </text:list-item>
        <text:list-item>
          <text:p text:style-name="P5">SetChargingProfile → CAN ID 0x210</text:p>
        </text:list-item>
        <text:list-item>
          <text:p text:style-name="P5">MeterValues → CAN ID 0x300</text:p>
        </text:list-item>
      </text:list>
      <text:p text:style-name="Text_20_body"><text:span text:style-name="Strong_20_Emphasis">FR2: Blockchain Kayıt Sistemi</text:span></text:p>
      <text:list text:style-name="L6">
        <text:list-item>
          <text:p text:style-name="P6">SHA-256 hash chain</text:p>
        </text:list-item>
        <text:list-item>
          <text:p text:style-name="P6">ECDSA dijital imza</text:p>
        </text:list-item>
        <text:list-item>
          <text:p text:style-name="P6"><text:soft-page-break/>Tamper-evident</text:p>
        </text:list-item>
      </text:list>
      <text:p text:style-name="Text_20_body"><text:span text:style-name="Strong_20_Emphasis">FR3: Saldırı Tespit Sistemi</text:span></text:p>
      <text:list text:style-name="L7">
        <text:list-item>
          <text:p text:style-name="P7">Rule-based IDS: 8+ kural</text:p>
        </text:list-item>
        <text:list-item>
          <text:p text:style-name="P7">ML-based IDS: Isolation Forest modeli</text:p>
        </text:list-item>
        <text:list-item>
          <text:p text:style-name="P7">Gerçek zamanlı alert</text:p>
        </text:list-item>
      </text:list>
      <text:p text:style-name="Text_20_body"><text:span text:style-name="Strong_20_Emphasis">FR4: Gerçek Zamanlı İzleme</text:span></text:p>
      <text:list text:style-name="L8">
        <text:list-item>
          <text:p text:style-name="P8">Blockchain istatistikleri</text:p>
        </text:list-item>
        <text:list-item>
          <text:p text:style-name="P8">Alert listesi</text:p>
        </text:list-item>
        <text:list-item>
          <text:p text:style-name="P8">Trafik analizi</text:p>
        </text:list-item>
        <text:list-item>
          <text:p text:style-name="P8">3 saniye otomatik yenileme</text:p>
        </text:list-item>
      </text:list>
      <text:p text:style-name="Text_20_body"><text:span text:style-name="Strong_20_Emphasis">FR5: Saldırı Simülasyonu</text:span></text:p>
      <text:list text:style-name="L9">
        <text:list-item>
          <text:p text:style-name="P9">8+ farklı saldırı tipi</text:p>
        </text:list-item>
        <text:list-item>
          <text:p text:style-name="P9">CLI ile çalıştırılabilir</text:p>
        </text:list-item>
        <text:list-item>
          <text:p text:style-name="P9">IDS tarafından tespit</text:p>
        </text:list-item>
      </text:list>
      <text:h text:style-name="Heading_20_3" text:outline-level="3">4.2 Fonksiyonel Olmayan Gereksinimler</text:h>
      <text:p text:style-name="Text_20_body"><text:span text:style-name="Strong_20_Emphasis">Performans:</text:span></text:p>
      <text:list text:style-name="L10">
        <text:list-item>
          <text:p text:style-name="P10">Alert tespit süresi &lt; 100ms</text:p>
        </text:list-item>
        <text:list-item>
          <text:p text:style-name="P10">Blockchain kayıt süresi &lt; 50ms</text:p>
        </text:list-item>
        <text:list-item>
          <text:p text:style-name="P10">Dashboard güncelleme 3 saniye</text:p>
        </text:list-item>
      </text:list>
      <text:p text:style-name="Text_20_body"><text:span text:style-name="Strong_20_Emphasis">Güvenilirlik:</text:span></text:p>
      <text:list text:style-name="L11">
        <text:list-item>
          <text:p text:style-name="P11">Uptime %99+</text:p>
        </text:list-item>
        <text:list-item>
          <text:p text:style-name="P11">Hata toleransı: Otomatik recovery</text:p>
        </text:list-item>
      </text:list>
      <text:p text:style-name="Text_20_body"><text:span text:style-name="Strong_20_Emphasis">Güvenlik:</text:span></text:p>
      <text:list text:style-name="L12">
        <text:list-item>
          <text:p text:style-name="P12">Blockchain bütünlüğü %100</text:p>
        </text:list-item>
        <text:list-item>
          <text:p text:style-name="P12">Dijital imza tüm bloklarda</text:p>
        </text:list-item>
      </text:list>
      <text:p text:style-name="Text_20_body"><text:span text:style-name="Strong_20_Emphasis">Kullanılabilirlik:</text:span></text:p>
      <text:list text:style-name="L13">
        <text:list-item>
          <text:p text:style-name="P13">Dashboard modern, kullanıcı dostu</text:p>
        </text:list-item>
        <text:list-item>
          <text:p text:style-name="P13">Dokümantasyon kapsamlı</text:p>
        </text:list-item>
      </text:list>
      <text:p text:style-name="Text_20_body"><text:span text:style-name="Strong_20_Emphasis">Taşınabilirlik:</text:span></text:p>
      <text:list text:style-name="L14">
        <text:list-item>
          <text:p text:style-name="P14">Linux: ✅</text:p>
        </text:list-item>
        <text:list-item>
          <text:p text:style-name="P14">Windows: ⚠️ Virtual interface ile</text:p>
        </text:list-item>
      </text:list>
      <text:h text:style-name="Heading_20_3" text:outline-level="3"><text:soft-page-break/>4.3 Sistem Gereksinimleri</text:h>
      <text:p text:style-name="Text_20_body"><text:span text:style-name="Strong_20_Emphasis">Donanım:</text:span></text:p>
      <text:list text:style-name="L15">
        <text:list-item>
          <text:p text:style-name="P15">CPU: 2+ core</text:p>
        </text:list-item>
        <text:list-item>
          <text:p text:style-name="P15">RAM: 4GB+</text:p>
        </text:list-item>
        <text:list-item>
          <text:p text:style-name="P15">Disk: 1GB+ boş alan</text:p>
        </text:list-item>
        <text:list-item>
          <text:p text:style-name="P15">Ağ: Internet</text:p>
        </text:list-item>
      </text:list>
      <text:p text:style-name="Text_20_body"><text:span text:style-name="Strong_20_Emphasis">Yazılım:</text:span></text:p>
      <text:list text:style-name="L16">
        <text:list-item>
          <text:p text:style-name="P16">OS: Linux / Windows</text:p>
        </text:list-item>
        <text:list-item>
          <text:p text:style-name="P16">Python 3.9+</text:p>
        </text:list-item>
        <text:list-item>
          <text:p text:style-name="P16">CAN Interface: vcan0 veya virtual</text:p>
        </text:list-item>
      </text:list>
      <text:p text:style-name="Text_20_body"><text:span text:style-name="Strong_20_Emphasis">Bağımlılıklar:</text:span></text:p>
      <text:list text:style-name="L17">
        <text:list-item>
          <text:p text:style-name="P17">python-can, ocpp, fastapi, streamlit, scikit-learn, numpy, pandas, plotly, ecdsa, cryptography</text:p>
        </text:list-item>
      </text:list>
      <text:p text:style-name="Horizontal_20_Line"/>
      <text:h text:style-name="Heading_20_2" text:outline-level="2">5. İŞLEVSELLİK</text:h>
      <text:h text:style-name="Heading_20_3" text:outline-level="3">5.1 Kullanım Durumları</text:h>
      <text:p text:style-name="Text_20_body"><text:span text:style-name="Strong_20_Emphasis">UC1: OCPP Komutunu CAN Frame’e Çevirme</text:span></text:p>
      <text:list text:style-name="L18">
        <text:list-item>
          <text:p text:style-name="P18">CSMS → RemoteStartTransaction</text:p>
        </text:list-item>
        <text:list-item>
          <text:p text:style-name="P18">Bridge → Blockchain → IDS → CAN Handler → vcan0</text:p>
        </text:list-item>
        <text:list-item>
          <text:p text:style-name="P18">Sonuç: Başarılı</text:p>
        </text:list-item>
      </text:list>
      <text:p text:style-name="Text_20_body"><text:span text:style-name="Strong_20_Emphasis">UC2: Saldırı Tespiti</text:span></text:p>
      <text:list text:style-name="L19">
        <text:list-item>
          <text:p text:style-name="P19">Yetkisiz CAN Frame → IDS → Alert → Blockchain → Dashboard</text:p>
        </text:list-item>
        <text:list-item>
          <text:p text:style-name="P19">Sonuç: Saldırı tespit edildi</text:p>
        </text:list-item>
      </text:list>
      <text:p text:style-name="Text_20_body"><text:span text:style-name="Strong_20_Emphasis">UC3: Blockchain Doğrulama</text:span></text:p>
      <text:list text:style-name="L20">
        <text:list-item>
          <text:p text:style-name="P20">Yönetici → Dashboard → Blockchain durumu kontrol</text:p>
        </text:list-item>
        <text:list-item>
          <text:p text:style-name="P20">Sonuç: Bütünlük doğrulandı</text:p>
        </text:list-item>
      </text:list>
      <text:p text:style-name="Text_20_body"><text:span text:style-name="Strong_20_Emphasis">UC4: Gerçek Zamanlı İzleme</text:span></text:p>
      <text:list text:style-name="L21">
        <text:list-item>
          <text:p text:style-name="P21">Dashboard → API → Bridge/Blockchain/IDS</text:p>
        </text:list-item>
        <text:list-item>
          <text:p text:style-name="P21">Sonuç: Canlı sistem durumu</text:p>
        </text:list-item>
      </text:list>
      <text:p text:style-name="Text_20_body"><text:span text:style-name="Strong_20_Emphasis">UC5: Saldırı Simülasyonu</text:span></text:p>
      <text:list text:style-name="L22">
        <text:list-item>
          <text:p text:style-name="P22">Attack simulator → Saldırı senaryosu → Bridge → Alert → Dashboard</text:p>
        </text:list-item>
        <text:list-item>
          <text:p text:style-name="P22">Sonuç: Test tamamlandı</text:p>
        </text:list-item>
      </text:list>
      <text:h text:style-name="Heading_20_3" text:outline-level="3"><text:soft-page-break/>5.2 İşlevsel Bileşenler</text:h>
      <text:list text:style-name="L23">
        <text:list-item>
          <text:p text:style-name="P23"><text:span text:style-name="Strong_20_Emphasis">Web Dashboard:</text:span> Real-time monitoring, blockchain explorer, alert visualization</text:p>
        </text:list-item>
        <text:list-item>
          <text:p text:style-name="P23"><text:span text:style-name="Strong_20_Emphasis">OCPP-CAN Köprü:</text:span> OCPP mesaj işleme, CAN frame gönderme/alma</text:p>
        </text:list-item>
        <text:list-item>
          <text:p text:style-name="P23"><text:span text:style-name="Strong_20_Emphasis">Blockchain:</text:span> Blok oluşturma, hash, dijital imza</text:p>
        </text:list-item>
        <text:list-item>
          <text:p text:style-name="P23"><text:span text:style-name="Strong_20_Emphasis">IDS:</text:span> Rule-based + ML-based tespit, alert üretimi</text:p>
        </text:list-item>
        <text:list-item>
          <text:p text:style-name="P23"><text:span text:style-name="Strong_20_Emphasis">API Server:</text:span> REST endpoints, WebSocket</text:p>
        </text:list-item>
        <text:list-item>
          <text:p text:style-name="P23"><text:span text:style-name="Strong_20_Emphasis">Attack Simulator:</text:span> CAN &amp; OCPP saldırıları</text:p>
        </text:list-item>
      </text:list>
      <text:p text:style-name="Horizontal_20_Line"/>
      <text:h text:style-name="Heading_20_2" text:outline-level="2">6. TASARIM</text:h>
      <text:h text:style-name="Heading_20_3" text:outline-level="3">6.1 Sistem Mimarisi</text:h>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3T22:00:37.368787999</meta:creation-date>
    <dc:date>2025-11-23T22:07:56.208181393</dc:date>
    <meta:editing-duration>PT7M19S</meta:editing-duration>
    <meta:editing-cycles>1</meta:editing-cycles>
    <meta:document-statistic meta:table-count="0" meta:image-count="0" meta:object-count="0" meta:page-count="5" meta:paragraph-count="117" meta:word-count="588" meta:character-count="3791" meta:non-whitespace-character-count="3398"/>
    <meta:generator>LibreOffice/24.2.7.2$Linux_X86_64 LibreOffice_project/420$Build-2</meta:generator>
  </office:meta>
</office:document-meta>
</file>